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06f6b" officeooo:paragraph-rsid="00006f6b"/>
    </style:style>
    <style:style style:name="P2" style:family="paragraph" style:parent-style-name="Text_20_body">
      <style:text-properties officeooo:rsid="00016906" officeooo:paragraph-rsid="00016906"/>
    </style:style>
    <style:style style:name="P3" style:family="paragraph" style:parent-style-name="Heading_20_3">
      <style:text-properties officeooo:rsid="00006f6b" officeooo:paragraph-rsid="00006f6b"/>
    </style:style>
    <style:style style:name="P4" style:family="paragraph" style:parent-style-name="Text_20_body">
      <style:text-properties fo:color="#669900" officeooo:rsid="00006f6b" officeooo:paragraph-rsid="00006f6b"/>
    </style:style>
    <style:style style:name="P5" style:family="paragraph" style:parent-style-name="Text_20_body">
      <style:text-properties fo:color="#669900" officeooo:rsid="00016906" officeooo:paragraph-rsid="00016906"/>
    </style:style>
    <style:style style:name="P6" style:family="paragraph" style:parent-style-name="Text_20_body">
      <style:text-properties officeooo:rsid="00006f6b" officeooo:paragraph-rsid="00006f6b"/>
    </style:style>
    <style:style style:name="T1" style:family="text">
      <style:text-properties officeooo:rsid="00016906"/>
    </style:style>
    <style:style style:name="T2" style:family="text">
      <style:text-properties officeooo:rsid="0001a7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Specification Log</text:h>
      <text:p text:style-name="P1">This document will list all the specifications the game will support by launch.</text:p>
      <text:p text:style-name="P1"/>
      <text:p text:style-name="P4">- Different classes to play, Thief, Warrior and Mage at launch.</text:p>
      <text:p text:style-name="P1">- The player may chose their own spells from a spellset. Combining spells within a school gives the player access to a stronger ability and passive bonuses.</text:p>
      <text:p text:style-name="P4">- Different playable maps.</text:p>
      <text:p text:style-name="P1">- Interactable NPC's</text:p>
      <text:p text:style-name="P4">- Sound.</text:p>
      <text:p text:style-name="P4">- Animated characters.</text:p>
      <text:p text:style-name="P1">- Multiplayer.</text:p>
      <text:p text:style-name="P4">- Different servers hosting players.</text:p>
      <text:p text:style-name="P4">- Different regions hosting different servers.</text:p>
      <text:p text:style-name="P4">- Servers may be running on different locations.</text:p>
      <text:p text:style-name="P1">- Secure communication.</text:p>
      <text:p text:style-name="P1">- Secure game client.</text:p>
      <text:p text:style-name="P1">- Multiplayer interaction.</text:p>
      <text:p text:style-name="P1">- Player vs Player</text:p>
      <text:p text:style-name="P1">- Player vs Environment</text:p>
      <text:p text:style-name="P1">- Quests</text:p>
      <text:p text:style-name="P1">- Items</text:p>
      <text:p text:style-name="P1">- Trading System: Player vs Player</text:p>
      <text:p text:style-name="P1">- Trading System: Player vs Auction House</text:p>
      <text:p text:style-name="P1">- Trading System:</text:p>
      <text:p text:style-name="P4">- <text:span text:style-name="T1">A patcher.</text:span></text:p>
      <text:p text:style-name="P4">- <text:span text:style-name="T1">A login system.</text:span></text:p>
      <text:p text:style-name="P1">- <text:span text:style-name="T1">Website.</text:span></text:p>
      <text:p text:style-name="P1">- <text:span text:style-name="T2">Skill Tree</text:span></text:p>
      <text:p text:style-name="P1">- <text:span text:style-name="T2">Skilling System</text:span></text:p>
      <text:p text:style-name="P1"/>
      <text:p text:style-name="P2">Media:</text:p>
      <text:p text:style-name="P5">- Maps</text:p>
      <text:p text:style-name="P2">- Players</text:p>
      <text:p text:style-name="P2">- NPCs</text:p>
      <text:p text:style-name="P2">- Environment</text:p>
      <text:p text:style-name="P2">- Items</text:p>
      <text:p text:style-name="P5"><text:soft-page-break/>- Animations</text:p>
      <text:p text:style-name="P5">- Soun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7S</meta:editing-duration>
    <meta:editing-cycles>5</meta:editing-cycles>
    <meta:generator>LibreOffice/4.2.3.3$Windows_x86 LibreOffice_project/882f8a0a489bc99a9e60c7905a60226254cb6ff0</meta:generator>
    <dc:date>2014-08-16T07:24:21.564000000</dc:date>
    <meta:document-statistic meta:table-count="0" meta:image-count="0" meta:object-count="0" meta:page-count="2" meta:paragraph-count="35" meta:word-count="154" meta:character-count="888" meta:non-whitespace-character-count="769"/>
    <meta:user-defined meta:name="Info 1"/>
    <meta:user-defined meta:name="Info 2"/>
    <meta:user-defined meta:name="Info 3"/>
    <meta:user-defined meta:name="Info 4"/>
  </office:meta>
</office:document-meta>
</file>